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9D000000ECEC5B68E48A6EEAD9.png" manifest:media-type="image/png"/>
  <manifest:file-entry manifest:full-path="Pictures/1000034B0000018D0000018D7A0674744208F51C.svg" manifest:media-type="image/svg+xml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4503" officeooo:paragraph-rsid="001e4503"/>
    </style:style>
    <style:style style:name="P2" style:family="paragraph" style:parent-style-name="Standard" style:list-style-name="L4">
      <style:text-properties officeooo:paragraph-rsid="001e4503"/>
    </style:style>
    <style:style style:name="P3" style:family="paragraph" style:parent-style-name="Standard" style:list-style-name="L4">
      <style:text-properties style:font-name="Calibri" officeooo:rsid="00147b08" officeooo:paragraph-rsid="00147b08"/>
    </style:style>
    <style:style style:name="P4" style:family="paragraph" style:parent-style-name="Standard">
      <style:text-properties style:font-name="Calibri" officeooo:rsid="00147b08" officeooo:paragraph-rsid="00147b08"/>
    </style:style>
    <style:style style:name="P5" style:family="paragraph" style:parent-style-name="Standard" style:list-style-name="L4">
      <style:text-properties style:font-name="Calibri" officeooo:paragraph-rsid="00147b08"/>
    </style:style>
    <style:style style:name="P6" style:family="paragraph" style:parent-style-name="Standard" style:list-style-name="L4">
      <style:text-properties style:font-name="Calibri" officeooo:rsid="001ab3e4" officeooo:paragraph-rsid="001ab3e4"/>
    </style:style>
    <style:style style:name="P7" style:family="paragraph" style:parent-style-name="Standard" style:list-style-name="L4">
      <style:text-properties style:font-name="Calibri" officeooo:rsid="001bda44" officeooo:paragraph-rsid="001bda44"/>
    </style:style>
    <style:style style:name="P8" style:family="paragraph" style:parent-style-name="Standard" style:list-style-name="L4">
      <style:text-properties style:font-name="Calibri" officeooo:rsid="0014af67" officeooo:paragraph-rsid="0014af67"/>
    </style:style>
    <style:style style:name="P9" style:family="paragraph" style:parent-style-name="Standard">
      <style:text-properties style:font-name="Calibri" officeooo:rsid="0014af67" officeooo:paragraph-rsid="0014af67"/>
    </style:style>
    <style:style style:name="P10" style:family="paragraph" style:parent-style-name="Standard" style:list-style-name="L4">
      <style:text-properties style:font-name="Calibri" officeooo:rsid="001d09cd" officeooo:paragraph-rsid="001d09cd"/>
    </style:style>
    <style:style style:name="P11" style:family="paragraph" style:parent-style-name="Standard" style:list-style-name="L4">
      <style:text-properties style:font-name="Calibri" officeooo:rsid="001d3ee2" officeooo:paragraph-rsid="001d3ee2"/>
    </style:style>
    <style:style style:name="P12" style:family="paragraph" style:parent-style-name="Standard" style:list-style-name="L4">
      <style:text-properties style:font-name="Calibri" officeooo:rsid="001debf6" officeooo:paragraph-rsid="001debf6"/>
    </style:style>
    <style:style style:name="P13" style:family="paragraph" style:parent-style-name="Standard" style:list-style-name="L4">
      <style:text-properties style:font-name="Calibri" officeooo:rsid="001655b6" officeooo:paragraph-rsid="001655b6"/>
    </style:style>
    <style:style style:name="P14" style:family="paragraph" style:parent-style-name="Standard">
      <style:text-properties style:font-name="Calibri" officeooo:rsid="001655b6" officeooo:paragraph-rsid="001655b6"/>
    </style:style>
    <style:style style:name="P15" style:family="paragraph" style:parent-style-name="Standard" style:list-style-name="L4">
      <style:text-properties style:font-name="Calibri" officeooo:rsid="00167b2b" officeooo:paragraph-rsid="00167b2b"/>
    </style:style>
    <style:style style:name="P16" style:family="paragraph" style:parent-style-name="Standard">
      <style:text-properties style:font-name="Calibri" officeooo:rsid="00167b2b" officeooo:paragraph-rsid="00167b2b"/>
    </style:style>
    <style:style style:name="P17" style:family="paragraph" style:parent-style-name="Standard" style:list-style-name="L4">
      <style:text-properties style:font-name="Calibri" officeooo:rsid="001e4503" officeooo:paragraph-rsid="001e4503"/>
    </style:style>
    <style:style style:name="P18" style:family="paragraph" style:parent-style-name="Standard">
      <style:text-properties style:font-name="Calibri" officeooo:rsid="001e4503" officeooo:paragraph-rsid="001e4503"/>
    </style:style>
    <style:style style:name="P19" style:family="paragraph" style:parent-style-name="Standard" style:list-style-name="L4">
      <style:paragraph-properties fo:text-align="center" style:justify-single-word="false"/>
      <style:text-properties style:font-name="Calibri" fo:font-size="16pt" fo:font-weight="bold" officeooo:rsid="001e4503" officeooo:paragraph-rsid="001e4503" style:font-size-asian="16pt" style:font-weight-asian="bold" style:font-size-complex="16pt" style:font-weight-complex="bold"/>
    </style:style>
    <style:style style:name="P20" style:family="paragraph" style:parent-style-name="Standard">
      <style:text-properties style:font-name="Calibri" officeooo:paragraph-rsid="00147b08"/>
    </style:style>
    <style:style style:name="P21" style:family="paragraph" style:parent-style-name="Standard" style:list-style-name="L4">
      <style:text-properties style:font-name="Calibri" fo:font-weight="bold" officeooo:rsid="00147b08" officeooo:paragraph-rsid="00147b08" style:font-weight-asian="bold" style:font-weight-complex="bold"/>
    </style:style>
    <style:style style:name="P22" style:family="paragraph" style:parent-style-name="Standard" style:list-style-name="L4">
      <style:text-properties style:font-name="Calibri" fo:font-weight="bold" officeooo:rsid="0014af67" officeooo:paragraph-rsid="0014af67" style:font-weight-asian="bold" style:font-weight-complex="bold"/>
    </style:style>
    <style:style style:name="P23" style:family="paragraph" style:parent-style-name="Standard" style:list-style-name="L4">
      <style:text-properties style:font-name="Calibri" fo:font-weight="bold" officeooo:rsid="001655b6" officeooo:paragraph-rsid="001655b6" style:font-weight-asian="bold" style:font-weight-complex="bold"/>
    </style:style>
    <style:style style:name="P24" style:family="paragraph" style:parent-style-name="Standard" style:list-style-name="L4">
      <style:text-properties style:font-name="Calibri" fo:font-weight="bold" officeooo:rsid="00167b2b" officeooo:paragraph-rsid="00167b2b" style:font-weight-asian="bold" style:font-weight-complex="bold"/>
    </style:style>
    <style:style style:name="P25" style:family="paragraph" style:parent-style-name="Standard" style:list-style-name="L4">
      <style:text-properties style:font-name="Calibri" fo:font-weight="bold" officeooo:rsid="001e4503" officeooo:paragraph-rsid="001e4503" style:font-weight-asian="bold" style:font-weight-complex="bold"/>
    </style:style>
    <style:style style:name="P26" style:family="paragraph" style:parent-style-name="Standard" style:list-style-name="L4">
      <style:paragraph-properties fo:text-align="center" style:justify-single-word="false"/>
      <style:text-properties officeooo:paragraph-rsid="001e4503"/>
    </style:style>
    <style:style style:name="T1" style:family="text">
      <style:text-properties officeooo:rsid="00147b08"/>
    </style:style>
    <style:style style:name="T2" style:family="text">
      <style:text-properties officeooo:rsid="001ab3e4"/>
    </style:style>
    <style:style style:name="T3" style:family="text">
      <style:text-properties officeooo:rsid="001e4503"/>
    </style:style>
    <style:style style:name="T4" style:family="text">
      <style:text-properties style:font-name="Calibri"/>
    </style:style>
    <style:style style:name="T5" style:family="text">
      <style:text-properties style:font-name="Calibri" fo:font-size="16pt" fo:font-weight="bold" officeooo:rsid="001e4503" style:font-size-asian="16pt" style:font-weight-asian="bold" style:font-size-complex="16pt" style:font-weight-complex="bold"/>
    </style:style>
    <style:style style:name="T6" style:family="text">
      <style:text-properties style:font-name="Calibri" fo:font-weight="bold" officeooo:rsid="001e4503" style:font-weight-asian="bold" style:font-weight-complex="bold"/>
    </style:style>
    <style:style style:name="T7" style:family="text">
      <style:text-properties style:font-name="Calibri" fo:font-weight="bold" officeooo:rsid="00201931" style:font-weight-asian="bold" style:font-weight-complex="bold"/>
    </style:style>
    <style:style style:name="T8" style:family="text">
      <style:text-properties fo:font-weight="bold" officeooo:rsid="00147b08" style:font-weight-asian="bold" style:font-weight-complex="bold"/>
    </style:style>
    <style:style style:name="T9" style:family="text">
      <style:text-properties officeooo:rsid="002019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2">
      <text:list-level-style-image text:level="1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3">
      <text:list-level-style-image text:level="1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4">
      <text:list-level-style-image text:level="1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44122963" text:style-name="L4">
        <text:list-item>
          <text:p text:style-name="P26"><text:span text:style-name="T5">Empresas que fornecem plantas e insumos</text:span></text:p>
        </text:list-item>
      </text:list>
      <text:p text:style-name="P20"/>
      <text:list xml:id="list214233957722968" text:continue-numbering="true" text:style-name="L4">
        <text:list-item>
          <text:p text:style-name="P5"><text:span text:style-name="T8">Flora Baio</text:span><text:span text:style-name="T1"><text:line-break/><text:line-break/>Insta - <text:s/>https://www.instagram.com/florabaiopaisagismo/<text:line-break/>Face - <text:s text:c="2"/>https://www.facebook.com/MudasBaio/</text:span></text:p>
        </text:list-item>
      </text:list>
      <text:p text:style-name="P4"/>
      <text:list xml:id="list214233097441853" text:continue-numbering="true" text:style-name="L4">
        <text:list-item>
          <text:p text:style-name="P5"><text:span text:style-name="T8">Paiol Verde</text:span><text:span text:style-name="T1"><text:line-break/><text:line-break/>Site - https://www.paiolverde.com.br/<text:line-break/>Insta - https://www.instagram.com/paiolverdegardencenter/<text:line-break/>Face - https://www.facebook.com/paiolverde/</text:span></text:p>
        </text:list-item>
      </text:list>
      <text:p text:style-name="P4"/>
      <text:list xml:id="list214233037380689" text:continue-numbering="true" text:style-name="L4">
        <text:list-item>
          <text:p text:style-name="P5"><text:span text:style-name="T8">Mudas BR</text:span><text:span text:style-name="T1"><text:line-break/><text:line-break/>Insta - https://www.instagram.com/mudas_br/<text:line-break/>Face - https://www.facebook.com/MudasBr/</text:span></text:p>
        </text:list-item>
      </text:list>
      <text:p text:style-name="P4"/>
      <text:list xml:id="list214234313760176" text:continue-numbering="true" text:style-name="L4">
        <text:list-item>
          <text:p text:style-name="P21">Flora Bela</text:p>
        </text:list-item>
      </text:list>
      <text:p text:style-name="P4"/>
      <text:list xml:id="list214234506511146" text:continue-numbering="true" text:style-name="L4">
        <text:list-header>
          <text:p text:style-name="P6">Insta - https://www.instagram.com/florabella623/</text:p>
          <text:p text:style-name="P3"><text:span text:style-name="T2">Face - </text:span>https://www.facebook.com/florabellaplantas/</text:p>
        </text:list-header>
      </text:list>
      <text:p text:style-name="P4"/>
      <text:list xml:id="list214233110647520" text:continue-numbering="true" text:style-name="L4">
        <text:list-item>
          <text:p text:style-name="P21">Mudas Plaza</text:p>
        </text:list-item>
      </text:list>
      <text:p text:style-name="P4"/>
      <text:list xml:id="list214234751189012" text:continue-numbering="true" text:style-name="L4">
        <text:list-header>
          <text:p text:style-name="P6">Insta - https://www.instagram.com/explore/locations/226436597707617/deposito-de-mudas-plaza/</text:p>
          <text:p text:style-name="P6">Face - https://www.facebook.com/pages/Dep%C3%B3sito-de-Mudas-Plaza/226436597707617</text:p>
        </text:list-header>
      </text:list>
      <text:p text:style-name="P4"/>
      <text:list xml:id="list214234617666744" text:continue-numbering="true" text:style-name="L4">
        <text:list-item>
          <text:p text:style-name="P21">Cascata Plantas e Flores (Hatya hatya plantas)</text:p>
        </text:list-item>
      </text:list>
      <text:p text:style-name="P4"/>
      <text:list xml:id="list214233664078792" text:continue-numbering="true" text:style-name="L4">
        <text:list-header>
          <text:p text:style-name="P7">Insta - https://www.instagram.com/cascataplantas/</text:p>
          <text:p text:style-name="P6">Face- https://www.facebook.com/akiofernandes40</text:p>
        </text:list-header>
      </text:list>
      <text:p text:style-name="P4"/>
      <text:list xml:id="list214234919973678" text:continue-numbering="true" text:style-name="L4">
        <text:list-item>
          <text:p text:style-name="P21">Agave Floraria</text:p>
        </text:list-item>
      </text:list>
      <text:p text:style-name="P4"/>
      <text:list xml:id="list214234123526123" text:continue-numbering="true" text:style-name="L4">
        <text:list-header>
          <text:p text:style-name="P7">Insta - https://www.instagram.com/agave.floraria/</text:p>
          <text:p text:style-name="P7">Face - https://www.facebook.com/profile.php?id=100063881631752</text:p>
        </text:list-header>
      </text:list>
      <text:p text:style-name="P4"/>
      <text:list xml:id="list214234942125216" text:continue-numbering="true" text:style-name="L4">
        <text:list-item>
          <text:p text:style-name="P22">Cooperativa Sul Brasil</text:p>
        </text:list-item>
      </text:list>
      <text:p text:style-name="P9"/>
      <text:list xml:id="list214233807781247" text:continue-numbering="true" text:style-name="L4">
        <text:list-header>
          <text:p text:style-name="P10">Insta - https://www.instagram.com/cooperativasulbrasil_marilia/</text:p>
          <text:p text:style-name="P10">Face - https://www.facebook.com/pages/Cooperativa-Sul-Brasil-de-Marília/350756065339639</text:p>
        </text:list-header>
      </text:list>
      <text:p text:style-name="P9"/>
      <text:p text:style-name="P9"/>
      <text:list xml:id="list214233330672153" text:continue-numbering="true" text:style-name="L4">
        <text:list-item>
          <text:p text:style-name="P22"><text:soft-page-break/>COBASI Marília</text:p>
        </text:list-item>
      </text:list>
      <text:p text:style-name="P9"/>
      <text:list xml:id="list214233908519401" text:continue-numbering="true" text:style-name="L4">
        <text:list-header>
          <text:p text:style-name="P10">Insta - https://www.instagram.com/explore/tags/cobasimarilia/</text:p>
          <text:p text:style-name="P10">Face - https://www.facebook.com/profile.php?id=100093262123790</text:p>
        </text:list-header>
      </text:list>
      <text:p text:style-name="P9"/>
      <text:list xml:id="list214233085818352" text:continue-numbering="true" text:style-name="L4">
        <text:list-item>
          <text:p text:style-name="P22">Casa Sol</text:p>
        </text:list-item>
      </text:list>
      <text:p text:style-name="P9"/>
      <text:list xml:id="list214233886031085" text:continue-numbering="true" text:style-name="L4">
        <text:list-header>
          <text:p text:style-name="P11">Insta - https://www.instagram.com/lojascasasol/</text:p>
          <text:p text:style-name="P11">Face - https://www.facebook.com/lojascasasol</text:p>
          <text:p text:style-name="P8"/>
        </text:list-header>
        <text:list-item>
          <text:p text:style-name="P22">Flora Verde Jardinagem</text:p>
        </text:list-item>
      </text:list>
      <text:p text:style-name="P9"/>
      <text:list xml:id="list214234750030559" text:continue-numbering="true" text:style-name="L4">
        <text:list-header>
          <text:p text:style-name="P12">Insta - https://www.instagram.com/floraverdemarilia/</text:p>
          <text:p text:style-name="P12">Face - https://www.facebook.com/floraverdemarilia1</text:p>
        </text:list-header>
      </text:list>
      <text:p text:style-name="P9"/>
      <text:list xml:id="list214234936865477" text:continue-numbering="true" text:style-name="L4">
        <text:list-item>
          <text:p text:style-name="P23">Portal das Orquideas</text:p>
          <text:p text:style-name="P13"/>
          <text:p text:style-name="P12">Insta - https://www.instagram.com/portaldasorquideasmarilia/</text:p>
          <text:p text:style-name="P12">Face - https://www.facebook.com/profile.php?id=100063661928767</text:p>
        </text:list-item>
      </text:list>
      <text:p text:style-name="P14"/>
      <text:list xml:id="list214234050913423" text:continue-numbering="true" text:style-name="L4">
        <text:list-item>
          <text:p text:style-name="P24">Depósito de Ervas e Hortaliças</text:p>
        </text:list-item>
      </text:list>
      <text:p text:style-name="P16"/>
      <text:list xml:id="list214234893435671" text:continue-numbering="true" text:style-name="L4">
        <text:list-header>
          <text:p text:style-name="P15"/>
          <text:p text:style-name="P15"/>
        </text:list-header>
        <text:list-item>
          <text:p text:style-name="P19">Empresas que fornecem ferramentas e máquinas</text:p>
        </text:list-item>
      </text:list>
      <text:p text:style-name="P18"/>
      <text:list xml:id="list214233255340621" text:continue-numbering="true" text:style-name="L4">
        <text:list-item>
          <text:p text:style-name="P25">GBS Máquinas e Ferramentas</text:p>
        </text:list-item>
      </text:list>
      <text:p text:style-name="P1"><text:span text:style-name="T4"/></text:p>
      <text:list xml:id="list214233660378419" text:continue-numbering="true" text:style-name="L4">
        <text:list-header>
          <text:p text:style-name="P17">Insta - https://www.instagram.com/gbsmaquinas/</text:p>
          <text:p text:style-name="P17">Face - https://www.facebook.com/gbsmaquinas</text:p>
        </text:list-header>
      </text:list>
      <text:p text:style-name="P18"/>
      <text:list xml:id="list214233861658797" text:continue-numbering="true" text:style-name="L4">
        <text:list-item>
          <text:p text:style-name="P25">Agrometal Marília</text:p>
        </text:list-item>
      </text:list>
      <text:p text:style-name="P18"/>
      <text:list xml:id="list214234460224246" text:continue-numbering="true" text:style-name="L4">
        <text:list-header>
          <text:p text:style-name="P17">Insta - https://www.instagram.com/agrometalmarilia/</text:p>
          <text:p text:style-name="P17">Face - https://www.facebook.com/agrometalmarilia</text:p>
        </text:list-header>
      </text:list>
      <text:p text:style-name="P18"/>
      <text:list xml:id="list214233081511690" text:continue-numbering="true" text:style-name="L4">
        <text:list-item>
          <text:p text:style-name="P2"><text:span text:style-name="T6">RPM Máquinas e </text:span><text:span text:style-name="T7">assistência técnica</text:span></text:p>
        </text:list-item>
      </text:list>
      <text:p text:style-name="P18"/>
      <text:list xml:id="list214232952016578" text:continue-numbering="true" text:style-name="L4">
        <text:list-header>
          <text:p text:style-name="P17">Insta - https://www.instagram.com/rpmassistencia/</text:p>
          <text:p text:style-name="P17">Face - https://www.facebook.com/rpmassistencia</text:p>
        </text:list-header>
      </text:list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2" text:anchor-type="char" svg:x="3.501cm" svg:y="-1.392cm" svg:width="9.999cm" svg:height="1.998cm" draw:z-index="1"><draw:image xlink:href="Pictures/100002010000049D000000ECEC5B68E48A6EEAD9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19T16:15:07.950000000</meta:creation-date>
    <dc:date>2024-06-19T21:42:32.798000000</dc:date>
    <meta:editing-duration>PT4H13M53S</meta:editing-duration>
    <meta:editing-cycles>6</meta:editing-cycles>
    <meta:generator>LibreOffice/7.0.1.2$Windows_X86_64 LibreOffice_project/7cbcfc562f6eb6708b5ff7d7397325de9e764452</meta:generator>
    <meta:document-statistic meta:table-count="0" meta:image-count="1" meta:object-count="0" meta:page-count="2" meta:paragraph-count="46" meta:word-count="198" meta:character-count="2110" meta:non-whitespace-character-count="1994"/>
  </office:meta>
</office:document-meta>
</file>